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loadingSpringFilt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loadingSpringFilter.doFilter( ServletRequest req , ServletResponse res , FilterChain filterCha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loadingSpringFilter.isReloadin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loadingSpringFilter.init( FilterConfig filter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